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unto;expresión XPath</text:p>
      <text:p text:style-name="Standard">a-1 //asignatura[creditos_teoricos!=4]/nombre;</text:p>
      <text:p text:style-name="Standard">a-2 //alumno[last()]/estudios/carrera/@codigo;</text:p>
      <text:p text:style-name="Standard">a-3 //alumno[sexo="Mujer"]/estudios/asignaturas/asignatura/@codigo;</text:p>
      <text:p text:style-name="Standard">a-4 //alumno[@beca="si"]/apellido1 | //alumno[@beca="si"]/apellido2 | //alumno[@beca="si"]/nombre;</text:p>
      <text:p text:style-name="Standard">a-5 //carrera[@id =//alumno[@id="e01"]/estudios/carrera/@codigo]/nombre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2T16:47:35.715000000</meta:creation-date>
    <dc:date>2025-04-02T16:47:54.698000000</dc:date>
    <meta:editing-duration>PT20S</meta:editing-duration>
    <meta:editing-cycles>1</meta:editing-cycles>
    <meta:generator>LibreOffice/7.6.5.2$Windows_X86_64 LibreOffice_project/38d5f62f85355c192ef5f1dd47c5c0c0c6d6598b</meta:generator>
    <meta:document-statistic meta:table-count="0" meta:image-count="0" meta:object-count="0" meta:page-count="1" meta:paragraph-count="6" meta:word-count="17" meta:character-count="350" meta:non-whitespace-character-count="339"/>
  </office:meta>
</office:document-meta>
</file>